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A0000022A199ABF7F1D0E30A9.png" manifest:media-type="image/png"/>
  <manifest:file-entry manifest:full-path="Pictures/10000000000003AC00000228A53022C063C55465.png" manifest:media-type="image/png"/>
  <manifest:file-entry manifest:full-path="Pictures/10000000000003E3000002363B7C4AE63DAD5C94.png" manifest:media-type="image/png"/>
  <manifest:file-entry manifest:full-path="Pictures/100000000000037700000222D900021339F3D844.png" manifest:media-type="image/png"/>
  <manifest:file-entry manifest:full-path="Pictures/10000000000003D40000022AD25E4251C3A249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9299in" draw:z-index="0"><draw:image xlink:href="Pictures/10000000000003AC00000228A53022C063C55465.png" xlink:type="simple" xlink:show="embed" xlink:actuate="onLoad"/></draw:frame></text:p>
      <text:p text:style-name="Standard"/>
      <text:p text:style-name="Standard"><draw:frame draw:style-name="fr2" draw:name="Image2" text:anchor-type="paragraph" svg:width="6.6929in" svg:height="3.8071in" draw:z-index="1"><draw:image xlink:href="Pictures/10000000000003E3000002363B7C4AE63DAD5C94.png" xlink:type="simple" xlink:show="embed" xlink:actuate="onLoad"/></draw:frame></text:p>
      <text:p text:style-name="Standard"/>
      <text:p text:style-name="Standard"><draw:frame draw:style-name="fr2" draw:name="Image3" text:anchor-type="paragraph" svg:width="6.6929in" svg:height="3.7835in" draw:z-index="2"><draw:image xlink:href="Pictures/10000000000003D40000022AD25E4251C3A2496C.png" xlink:type="simple" xlink:show="embed" xlink:actuate="onLoad"/></draw:frame><text:soft-page-break/></text:p>
      <text:p text:style-name="Standard"><draw:frame draw:style-name="fr1" draw:name="Image4" text:anchor-type="paragraph" svg:width="6.6929in" svg:height="4.1193in" draw:z-index="3"><draw:image xlink:href="Pictures/100000000000037700000222D900021339F3D844.png" xlink:type="simple" xlink:show="embed" xlink:actuate="onLoad"/></draw:frame></text:p>
      <text:p text:style-name="Standard"><draw:frame draw:style-name="fr2" draw:name="Image5" text:anchor-type="paragraph" svg:width="6.6929in" svg:height="4.1661in" draw:z-index="4"><draw:image xlink:href="Pictures/100000000000037A0000022A199ABF7F1D0E30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6:55:59.543894711</meta:creation-date>
    <dc:date>2018-03-04T17:00:00.856886402</dc:date>
    <meta:editing-duration>PT4M4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